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d44d6" officeooo:paragraph-rsid="000d44d6"/>
    </style:style>
    <style:style style:name="P2" style:family="paragraph" style:parent-style-name="Text_20_body">
      <style:text-properties officeooo:paragraph-rsid="000d44d6"/>
    </style:style>
    <style:style style:name="P3" style:family="paragraph" style:parent-style-name="Text_20_body" style:list-style-name="L1">
      <style:text-properties officeooo:rsid="000f0d0e" officeooo:paragraph-rsid="000f0d0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107264" officeooo:paragraph-rsid="00107264"/>
    </style:style>
    <style:style style:name="P6" style:family="paragraph" style:parent-style-name="Text_20_body" style:list-style-name="L3">
      <style:text-properties officeooo:rsid="00125b5e" officeooo:paragraph-rsid="00125b5e"/>
    </style:style>
    <style:style style:name="P7" style:family="paragraph" style:parent-style-name="Text_20_body" style:list-style-name="L4">
      <style:text-properties officeooo:rsid="00125b5e" officeooo:paragraph-rsid="00125b5e"/>
    </style:style>
    <style:style style:name="P8" style:family="paragraph" style:parent-style-name="Text_20_body">
      <style:text-properties officeooo:paragraph-rsid="00125b5e"/>
    </style:style>
    <style:style style:name="P9" style:family="paragraph" style:parent-style-name="Text_20_body" style:list-style-name="L4">
      <style:text-properties officeooo:rsid="00131a1c" officeooo:paragraph-rsid="00131a1c"/>
    </style:style>
    <style:style style:name="P10" style:family="paragraph" style:parent-style-name="Heading_20_1">
      <style:text-properties officeooo:rsid="000d44d6" officeooo:paragraph-rsid="000d44d6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25b5e" officeooo:paragraph-rsid="00125b5e"/>
    </style:style>
    <style:style style:name="P13" style:family="paragraph" style:parent-style-name="Heading_20_2">
      <style:text-properties officeooo:rsid="000d44d6" officeooo:paragraph-rsid="000d44d6"/>
    </style:style>
    <style:style style:name="T1" style:family="text">
      <style:text-properties officeooo:rsid="00107264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omposition</text:h>
      <text:h text:style-name="P13" text:outline-level="2">Unit Test Example</text:h>
      <text:list xml:id="list402226051" text:style-name="L1">
        <text:list-item>
          <text:p text:style-name="P1">Tested class</text:p>
          <text:list>
            <text:list-item>
              <text:p text:style-name="P1">Injected with dependencies</text:p>
            </text:list-item>
            <text:list-item>
              <text:p text:style-name="P1">Uses dependencies and adds extra stuff</text:p>
            </text:list-item>
          </text:list>
        </text:list-item>
        <text:list-item>
          <text:p text:style-name="P1">Tests</text:p>
          <text:list>
            <text:list-item>
              <text:p text:style-name="P1">Function name declares my expectations</text:p>
            </text:list-item>
            <text:list-item>
              <text:p text:style-name="P1">Mock dependencies</text:p>
            </text:list-item>
            <text:list-item>
              <text:p text:style-name="P1">Use Moq</text:p>
            </text:list-item>
            <text:list-item>
              <text:p text:style-name="P1">Create SUT</text:p>
              <text:list>
                <text:list-item>
                  <text:p text:style-name="P1">Naming convention</text:p>
                </text:list-item>
                <text:list-item>
                  <text:p text:style-name="P1">.Object === mocked</text:p>
                </text:list-item>
              </text:list>
            </text:list-item>
            <text:list-item>
              <text:p text:style-name="P1">Set up dependencies</text:p>
              <text:list>
                <text:list-item>
                  <text:p text:style-name="P1">Expression for Mock to parse to find method to mock and its parameters</text:p>
                </text:list-item>
                <text:list-item>
                  <text:p text:style-name="P1">Return</text:p>
                </text:list-item>
              </text:list>
            </text:list-item>
            <text:list-item>
              <text:p text:style-name="P1">Invoke tested method</text:p>
            </text:list-item>
            <text:list-item>
              <text:p text:style-name="P3">Check result</text:p>
            </text:list-item>
          </text:list>
        </text:list-item>
      </text:list>
      <text:h text:style-name="P11" text:outline-level="1">Template Method</text:h>
      <text:list xml:id="list9395109" text:style-name="L2">
        <text:list-item>
          <text:p text:style-name="P4">Sequence of steps like bake a cake</text:p>
        </text:list-item>
        <text:list-item>
          <text:p text:style-name="P4">Base</text:p>
          <text:list>
            <text:list-item>
              <text:p text:style-name="P4">Brew, then AddCondiments</text:p>
            </text:list-item>
          </text:list>
        </text:list-item>
        <text:list-item>
          <text:p text:style-name="P4">Derived</text:p>
          <text:list>
            <text:list-item>
              <text:p text:style-name="P4">Brewing is a lot of work</text:p>
            </text:list-item>
            <text:list-item>
              <text:p text:style-name="P4">Adding condiments is simple</text:p>
            </text:list-item>
          </text:list>
        </text:list-item>
        <text:list-item>
          <text:p text:style-name="P4"><text:span text:style-name="T1">Derived </text:span>Test</text:p>
          <text:list>
            <text:list-item>
              <text:p text:style-name="P4">Just testing add chocolate</text:p>
            </text:list-item>
            <text:list-item>
              <text:p text:style-name="P4">Lots of setup to brew</text:p>
              <text:list>
                <text:list-item>
                  <text:p text:style-name="P4">Not used in test</text:p>
                </text:list-item>
                <text:list-item>
                  <text:p text:style-name="P4">It.IsAny</text:p>
                </text:list-item>
              </text:list>
            </text:list-item>
            <text:list-item>
              <text:p text:style-name="P4">Create Result</text:p>
            </text:list-item>
            <text:list-item>
              <text:p text:style-name="P4">Assert</text:p>
            </text:list-item>
          </text:list>
        </text:list-item>
        <text:list-item>
          <text:p text:style-name="P4">Class Diagram</text:p>
        </text:list-item>
        <text:list-item>
          <text:p text:style-name="P4">Common</text:p>
        </text:list-item>
        <text:list-item>
          <text:p text:style-name="P4">Specialized</text:p>
        </text:list-item>
        <text:list-item>
          <text:p text:style-name="P5">Specialized Tests</text:p>
          <text:list>
            <text:list-item>
              <text:p text:style-name="P5">No setup to brew!</text:p>
            </text:list-item>
            <text:list-item>
              <text:p text:style-name="P5">Changing Brew or brewers doesn’t break this test</text:p>
            </text:list-item>
          </text:list>
        </text:list-item>
        <text:list-item>
          <text:p text:style-name="P5">Common Tests (<text:span text:style-name="T2">skip?</text:span>)</text:p>
          <text:list>
            <text:list-item>
              <text:p text:style-name="P5">Just test adds condiments to brewed</text:p>
            </text:list-item>
            <text:list-item>
              <text:p text:style-name="P5">No need to make brewer or condiments actually work</text:p>
            </text:list-item>
          </text:list>
        </text:list-item>
      </text:list>
      <text:h text:style-name="P12" text:outline-level="1">Shared Code</text:h>
      <text:list xml:id="list1394533922" text:style-name="L3">
        <text:list-item>
          <text:p text:style-name="P6">Derived</text:p>
          <text:list>
            <text:list-item>
              <text:p text:style-name="P6">Shared Gaussian Fit</text:p>
            </text:list-item>
          </text:list>
        </text:list-item>
        <text:list-item>
          <text:p text:style-name="P6">Base</text:p>
          <text:list>
            <text:list-item>
              <text:p text:style-name="P6">Complex</text:p>
            </text:list-item>
          </text:list>
        </text:list-item>
        <text:list-item>
          <text:p text:style-name="P6">Derived Tests</text:p>
          <text:list>
            <text:list-item>
              <text:p text:style-name="P6">Check it adds 5</text:p>
            </text:list-item>
            <text:list-item>
              <text:p text:style-name="P6">Lots of work to</text:p>
            </text:list-item>
            <text:list-item>
              <text:p text:style-name="P6">Do not call it to use result</text:p>
              <text:list>
                <text:list-item>
                  <text:p text:style-name="P6">Risk falsely passing test</text:p>
                </text:list-item>
                <text:list-item>
                  <text:p text:style-name="P6">Changing base, breaks test</text:p>
                </text:list-item>
              </text:list>
            </text:list-item>
          </text:list>
        </text:list-item>
        <text:list-item>
          <text:p text:style-name="P6">Class diagram</text:p>
          <text:list>
            <text:list-item>
              <text:p text:style-name="P6">Composition reversed of previous example</text:p>
            </text:list-item>
          </text:list>
        </text:list-item>
        <text:list-item>
          <text:p text:style-name="P6">Common</text:p>
        </text:list-item>
        <text:list-item>
          <text:p text:style-name="P6">Specialized</text:p>
          <text:list>
            <text:list-item>
              <text:p text:style-name="P6">Simple setup for fit – does not make any sense</text:p>
            </text:list-item>
            <text:list-item>
              <text:p text:style-name="P6">Does not depend on Fit implementation</text:p>
            </text:list-item>
          </text:list>
        </text:list-item>
      </text:list>
      <text:h text:style-name="P12" text:outline-level="1">State</text:h>
      <text:list xml:id="list1766280146" text:style-name="L4">
        <text:list-item>
          <text:p text:style-name="P7">Base</text:p>
          <text:list>
            <text:list-item>
              <text:p text:style-name="P7">Specialized function</text:p>
              <text:list>
                <text:list-item>
                  <text:p text:style-name="P9">Mutates stuff</text:p>
                </text:list-item>
              </text:list>
            </text:list-item>
            <text:list-item>
              <text:p text:style-name="P7">Common function</text:p>
            </text:list-item>
            <text:list-item>
              <text:p text:style-name="P7">+ Stuff</text:p>
            </text:list-item>
          </text:list>
        </text:list-item>
        <text:list-item>
          <text:p text:style-name="P9">User of Base</text:p>
        </text:list-item>
        <text:list-item>
          <text:p text:style-name="P9">Derived</text:p>
          <text:list>
            <text:list-item>
              <text:p text:style-name="P9">Just to implement interface, but only swap out specialized</text:p>
            </text:list-item>
            <text:list-item>
              <text:p text:style-name="P9">User of base breaks</text:p>
            </text:list-item>
          </text:list>
        </text:list-item>
        <text:list-item>
          <text:p text:style-name="P9">Class Diagram</text:p>
          <text:list>
            <text:list-item>
              <text:p text:style-name="P9">User wants things and stuff</text:p>
            </text:list-item>
            <text:list-item>
              <text:p text:style-name="P9">Derived breaks user</text:p>
            </text:list-item>
          </text:list>
        </text:list-item>
        <text:list-item>
          <text:p text:style-name="P9">Common (same)</text:p>
        </text:list-item>
        <text:list-item>
          <text:p text:style-name="P9">User of Common (same)</text:p>
        </text:list-item>
        <text:list-item>
          <text:p text:style-name="P9">Specialized</text:p>
          <text:list>
            <text:list-item>
              <text:p text:style-name="P9">Implements interface</text:p>
            </text:list-item>
            <text:list-item>
              <text:p text:style-name="P9">Uses common to do common stuff</text:p>
            </text:list-item>
            <text:list-item>
              <text:p text:style-name="P9">CAN’T BE PASSED TO USER</text:p>
            </text:list-item>
          </text:list>
        </text:list-item>
      </text:list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3:52:24.940000000</meta:creation-date>
    <dc:date>2018-02-28T14:59:02.709000000</dc:date>
    <meta:editing-duration>PT5M36S</meta:editing-duration>
    <meta:editing-cycles>1</meta:editing-cycles>
    <meta:document-statistic meta:table-count="0" meta:image-count="0" meta:object-count="0" meta:page-count="4" meta:paragraph-count="76" meta:word-count="318" meta:character-count="1528" meta:non-whitespace-character-count="1356"/>
    <meta:generator>LibreOffice/6.0.1.1$Windows_X86_64 LibreOffice_project/60bfb1526849283ce2491346ed2aa51c465abfe6</meta:generator>
  </office:meta>
</office:document-meta>
</file>